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ff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0.53cm" svg:height="8.75cm" svg:x="0.365cm" svg:y="36.495cm">
            <draw:object draw:notify-on-update-of-ranges="Sheet1.C45:Sheet1.C45 Sheet1.D45:Sheet1.D45 Sheet1.E45:Sheet1.E4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0.457cm" svg:height="8.572cm" svg:x="0.437cm" svg:y="27.354cm">
            <draw:object draw:notify-on-update-of-ranges="Sheet1.C45:Sheet1.C45 Sheet1.D45:Sheet1.D45 Sheet1.E45:Sheet1.E4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0.458cm" svg:height="9.034cm" svg:x="0.363cm" svg:y="46.135cm">
            <draw:object draw:notify-on-update-of-ranges="Sheet1.C45:Sheet1.C45 Sheet1.D45:Sheet1.D45 Sheet1.E45:Sheet1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7.634cm" svg:height="35.342cm" svg:x="16.248cm" svg:y="57.563cm">
            <draw:object draw:notify-on-update-of-ranges="Sheet1.B130:Sheet1.B134 Sheet1.B135:Sheet1.B233 Sheet1.C130:Sheet1.C134 Sheet1.C135:Sheet1.C233 Sheet1.D130:Sheet1.D134 Sheet1.D135:Sheet1.D233 Sheet1.E130:Sheet1.E134 Sheet1.E135:Sheet1.E2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Write-through </text:p>
          </table:table-cell>
          <table:table-cell office:value-type="string">
            <text:p>Write-back</text:p>
          </table:table-cell>
          <table:table-cell table:number-columns-repeated="3"/>
        </table:table-row>
        <table:table-row table:style-name="ro1">
          <table:table-cell office:value-type="string">
            <text:p>Thread Coun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equential mergesort took</text:p>
          </table:table-cell>
          <table:table-cell office:value-type="float" office:value="35.965811">
            <text:p>35.965811</text:p>
          </table:table-cell>
          <table:table-cell office:value-type="float" office:value="36.284987">
            <text:p>36.284987</text:p>
          </table:table-cell>
          <table:table-cell table:number-columns-repeated="3"/>
        </table:table-row>
        <table:table-row table:style-name="ro2">
          <table:table-cell office:value-type="string">
            <text:p>Parallel mergesort took</text:p>
          </table:table-cell>
          <table:table-cell office:value-type="float" office:value="36.77747">
            <text:p>36.77747</text:p>
          </table:table-cell>
          <table:table-cell office:value-type="float" office:value="36.334867">
            <text:p>36.334867</text:p>
          </table:table-cell>
          <table:table-cell table:number-columns-repeated="3"/>
        </table:table-row>
        <table:table-row table:style-name="ro2">
          <table:table-cell office:value-type="string">
            <text:p>Built-in qsort took</text:p>
          </table:table-cell>
          <table:table-cell office:value-type="float" office:value="82.369687">
            <text:p>82.369687</text:p>
          </table:table-cell>
          <table:table-cell office:value-type="float" office:value="58.968936">
            <text:p>58.968936</text:p>
          </table:table-cell>
          <table:table-cell table:number-columns-repeated="3"/>
        </table:table-row>
        <table:table-row table:style-name="ro1">
          <table:table-cell office:value-type="string">
            <text:p>Thread Coun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equential mergesort took</text:p>
          </table:table-cell>
          <table:table-cell office:value-type="float" office:value="36.013589">
            <text:p>36.013589</text:p>
          </table:table-cell>
          <table:table-cell office:value-type="float" office:value="36.267256">
            <text:p>36.267256</text:p>
          </table:table-cell>
          <table:table-cell table:number-columns-repeated="3"/>
        </table:table-row>
        <table:table-row table:style-name="ro2">
          <table:table-cell office:value-type="string">
            <text:p>Parallel mergesort took</text:p>
          </table:table-cell>
          <table:table-cell office:value-type="float" office:value="36.134487">
            <text:p>36.134487</text:p>
          </table:table-cell>
          <table:table-cell office:value-type="float" office:value="36.40871">
            <text:p>36.40871</text:p>
          </table:table-cell>
          <table:table-cell table:number-columns-repeated="3"/>
        </table:table-row>
        <table:table-row table:style-name="ro2">
          <table:table-cell office:value-type="string">
            <text:p>Built-in qsort took</text:p>
          </table:table-cell>
          <table:table-cell office:value-type="float" office:value="81.862715">
            <text:p>81.862715</text:p>
          </table:table-cell>
          <table:table-cell office:value-type="float" office:value="60.321893">
            <text:p>60.321893</text:p>
          </table:table-cell>
          <table:table-cell table:number-columns-repeated="3"/>
        </table:table-row>
        <table:table-row table:style-name="ro1">
          <table:table-cell office:value-type="string">
            <text:p>Thread Count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equential mergesort took</text:p>
          </table:table-cell>
          <table:table-cell office:value-type="float" office:value="35.985905">
            <text:p>35.985905</text:p>
          </table:table-cell>
          <table:table-cell office:value-type="float" office:value="36.26178">
            <text:p>36.26178</text:p>
          </table:table-cell>
          <table:table-cell table:number-columns-repeated="3"/>
        </table:table-row>
        <table:table-row table:style-name="ro2">
          <table:table-cell office:value-type="string">
            <text:p>Parallel mergesort took</text:p>
          </table:table-cell>
          <table:table-cell office:value-type="float" office:value="37.112783">
            <text:p>37.112783</text:p>
          </table:table-cell>
          <table:table-cell office:value-type="float" office:value="37.106661">
            <text:p>37.106661</text:p>
          </table:table-cell>
          <table:table-cell table:number-columns-repeated="3"/>
        </table:table-row>
        <table:table-row table:style-name="ro2">
          <table:table-cell office:value-type="string">
            <text:p>Built-in qsort took</text:p>
          </table:table-cell>
          <table:table-cell office:value-type="float" office:value="82.557065">
            <text:p>82.557065</text:p>
          </table:table-cell>
          <table:table-cell office:value-type="float" office:value="59.183674">
            <text:p>59.183674</text:p>
          </table:table-cell>
          <table:table-cell table:number-columns-repeated="3"/>
        </table:table-row>
        <table:table-row table:style-name="ro1">
          <table:table-cell office:value-type="string">
            <text:p>Thread Count</text:p>
          </table:table-cell>
          <table:table-cell table:number-columns-repeated="2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Sequential mergesort took</text:p>
          </table:table-cell>
          <table:table-cell office:value-type="float" office:value="35.969378">
            <text:p>35.969378</text:p>
          </table:table-cell>
          <table:table-cell office:value-type="float" office:value="36.259283">
            <text:p>36.259283</text:p>
          </table:table-cell>
          <table:table-cell table:number-columns-repeated="3"/>
        </table:table-row>
        <table:table-row table:style-name="ro2">
          <table:table-cell office:value-type="string">
            <text:p>Parallel mergesort took</text:p>
          </table:table-cell>
          <table:table-cell office:value-type="float" office:value="37.180302">
            <text:p>37.180302</text:p>
          </table:table-cell>
          <table:table-cell office:value-type="float" office:value="37.465875">
            <text:p>37.465875</text:p>
          </table:table-cell>
          <table:table-cell table:number-columns-repeated="3"/>
        </table:table-row>
        <table:table-row table:style-name="ro2">
          <table:table-cell office:value-type="string">
            <text:p>Built-in qsort took</text:p>
          </table:table-cell>
          <table:table-cell office:value-type="float" office:value="83.554366">
            <text:p>83.554366</text:p>
          </table:table-cell>
          <table:table-cell office:value-type="float" office:value="59.406375">
            <text:p>59.406375</text:p>
          </table:table-cell>
          <table:table-cell table:number-columns-repeated="3"/>
        </table:table-row>
        <table:table-row table:style-name="ro1">
          <table:table-cell office:value-type="string">
            <text:p>Thread Count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Sequential mergesort took</text:p>
          </table:table-cell>
          <table:table-cell office:value-type="float" office:value="35.992529">
            <text:p>35.992529</text:p>
          </table:table-cell>
          <table:table-cell office:value-type="float" office:value="36.259854">
            <text:p>36.259854</text:p>
          </table:table-cell>
          <table:table-cell table:number-columns-repeated="3"/>
        </table:table-row>
        <table:table-row table:style-name="ro2">
          <table:table-cell office:value-type="string">
            <text:p>Parallel mergesort took</text:p>
          </table:table-cell>
          <table:table-cell office:value-type="float" office:value="37.336763">
            <text:p>37.336763</text:p>
          </table:table-cell>
          <table:table-cell office:value-type="float" office:value="37.539504">
            <text:p>37.539504</text:p>
          </table:table-cell>
          <table:table-cell table:number-columns-repeated="3"/>
        </table:table-row>
        <table:table-row table:style-name="ro2">
          <table:table-cell office:value-type="string">
            <text:p>Built-in qsort took</text:p>
          </table:table-cell>
          <table:table-cell office:value-type="float" office:value="81.734643">
            <text:p>81.734643</text:p>
          </table:table-cell>
          <table:table-cell office:value-type="float" office:value="58.978697">
            <text:p>58.978697</text:p>
          </table:table-cell>
          <table:table-cell table:number-columns-repeated="3"/>
        </table:table-row>
        <table:table-row table:style-name="ro1">
          <table:table-cell office:value-type="string">
            <text:p>Thread Count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Sequential mergesort took</text:p>
          </table:table-cell>
          <table:table-cell office:value-type="float" office:value="35.978815">
            <text:p>35.978815</text:p>
          </table:table-cell>
          <table:table-cell office:value-type="float" office:value="36.266227">
            <text:p>36.266227</text:p>
          </table:table-cell>
          <table:table-cell table:number-columns-repeated="3"/>
        </table:table-row>
        <table:table-row table:style-name="ro2">
          <table:table-cell office:value-type="string">
            <text:p>Parallel mergesort took</text:p>
          </table:table-cell>
          <table:table-cell office:value-type="float" office:value="37.665527">
            <text:p>37.665527</text:p>
          </table:table-cell>
          <table:table-cell office:value-type="float" office:value="38.046124">
            <text:p>38.046124</text:p>
          </table:table-cell>
          <table:table-cell table:number-columns-repeated="3"/>
        </table:table-row>
        <table:table-row table:style-name="ro2">
          <table:table-cell office:value-type="string">
            <text:p>Built-in qsort took</text:p>
          </table:table-cell>
          <table:table-cell office:value-type="float" office:value="82.560226">
            <text:p>82.560226</text:p>
          </table:table-cell>
          <table:table-cell office:value-type="float" office:value="58.498453">
            <text:p>58.498453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Thread Count</text:p>
          </table:table-cell>
          <table:table-cell office:value-type="string">
            <text:p>Sequential mergesort took</text:p>
          </table:table-cell>
          <table:table-cell office:value-type="string">
            <text:p>Parallel mergesort took</text:p>
          </table:table-cell>
          <table:table-cell office:value-type="string">
            <text:p>Built-in qsort took</text:p>
          </table:table-cell>
        </table:table-row>
        <table:table-row table:style-name="ro1">
          <table:table-cell/>
          <table:table-cell office:value-type="string">
            <text:p>Write-through </text:p>
          </table:table-cell>
          <table:table-cell office:value-type="float" office:value="0">
            <text:p>0</text:p>
          </table:table-cell>
          <table:table-cell office:value-type="float" office:value="35.965811">
            <text:p>35.965811</text:p>
          </table:table-cell>
          <table:table-cell office:value-type="float" office:value="36.77747">
            <text:p>36.77747</text:p>
          </table:table-cell>
          <table:table-cell office:value-type="float" office:value="82.369687">
            <text:p>82.36968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6.013589">
            <text:p>36.013589</text:p>
          </table:table-cell>
          <table:table-cell office:value-type="float" office:value="36.134487">
            <text:p>36.134487</text:p>
          </table:table-cell>
          <table:table-cell office:value-type="float" office:value="81.862715">
            <text:p>81.86271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5.985905">
            <text:p>35.985905</text:p>
          </table:table-cell>
          <table:table-cell office:value-type="float" office:value="37.112783">
            <text:p>37.112783</text:p>
          </table:table-cell>
          <table:table-cell office:value-type="float" office:value="82.557065">
            <text:p>82.55706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35.969378">
            <text:p>35.969378</text:p>
          </table:table-cell>
          <table:table-cell office:value-type="float" office:value="37.180302">
            <text:p>37.180302</text:p>
          </table:table-cell>
          <table:table-cell office:value-type="float" office:value="83.554366">
            <text:p>83.55436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5.992529">
            <text:p>35.992529</text:p>
          </table:table-cell>
          <table:table-cell office:value-type="float" office:value="37.336763">
            <text:p>37.336763</text:p>
          </table:table-cell>
          <table:table-cell office:value-type="float" office:value="81.734643">
            <text:p>81.73464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35.978815">
            <text:p>35.978815</text:p>
          </table:table-cell>
          <table:table-cell office:value-type="float" office:value="37.665527">
            <text:p>37.665527</text:p>
          </table:table-cell>
          <table:table-cell office:value-type="float" office:value="82.560226">
            <text:p>82.560226</text:p>
          </table:table-cell>
        </table:table-row>
        <table:table-row table:style-name="ro1">
          <table:table-cell/>
          <table:table-cell office:value-type="string">
            <text:p>Write-back</text:p>
          </table:table-cell>
          <table:table-cell office:value-type="float" office:value="0">
            <text:p>0</text:p>
          </table:table-cell>
          <table:table-cell office:value-type="float" office:value="36.284987">
            <text:p>36.284987</text:p>
          </table:table-cell>
          <table:table-cell office:value-type="float" office:value="36.334867">
            <text:p>36.334867</text:p>
          </table:table-cell>
          <table:table-cell office:value-type="float" office:value="58.968936">
            <text:p>58.96893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6.267256">
            <text:p>36.267256</text:p>
          </table:table-cell>
          <table:table-cell office:value-type="float" office:value="36.40871">
            <text:p>36.40871</text:p>
          </table:table-cell>
          <table:table-cell office:value-type="float" office:value="60.321893">
            <text:p>60.32189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6.26178">
            <text:p>36.26178</text:p>
          </table:table-cell>
          <table:table-cell office:value-type="float" office:value="37.106661">
            <text:p>37.106661</text:p>
          </table:table-cell>
          <table:table-cell office:value-type="float" office:value="59.183674">
            <text:p>59.1836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36.259283">
            <text:p>36.259283</text:p>
          </table:table-cell>
          <table:table-cell office:value-type="float" office:value="37.465875">
            <text:p>37.465875</text:p>
          </table:table-cell>
          <table:table-cell office:value-type="float" office:value="59.406375">
            <text:p>59.40637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6.259854">
            <text:p>36.259854</text:p>
          </table:table-cell>
          <table:table-cell office:value-type="float" office:value="37.539504">
            <text:p>37.539504</text:p>
          </table:table-cell>
          <table:table-cell office:value-type="float" office:value="58.978697">
            <text:p>58.97869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36.266227">
            <text:p>36.266227</text:p>
          </table:table-cell>
          <table:table-cell office:value-type="float" office:value="38.046124">
            <text:p>38.046124</text:p>
          </table:table-cell>
          <table:table-cell office:value-type="float" office:value="58.498453">
            <text:p>58.49845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number-columns-repeated="2"/>
          <table:table-cell/>
          <table:table-cell office:value-type="string">
            <text:p>Directory</text:p>
          </table:table-cell>
          <table:table-cell office:value-type="string">
            <text:p>Self-inv</text:p>
          </table:table-cell>
          <table:table-cell/>
        </table:table-row>
        <table:table-row table:style-name="ro2">
          <table:table-cell office:value-type="string">
            <text:p>Thread Count</text:p>
          </table:table-cell>
          <table:table-cell office:value-type="float" office:value="0">
            <text:p>0</text:p>
          </table:table-cell>
          <table:table-cell office:value-type="string">
            <text:p>Sequential mergesort took</text:p>
          </table:table-cell>
          <table:table-cell office:value-type="float" office:value="36.502085">
            <text:p>36.502085</text:p>
          </table:table-cell>
          <table:table-cell office:value-type="float" office:value="35.476656">
            <text:p>35.47665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rallel mergesort took</text:p>
          </table:table-cell>
          <table:table-cell office:value-type="float" office:value="37.149525">
            <text:p>37.149525</text:p>
          </table:table-cell>
          <table:table-cell office:value-type="float" office:value="36.251776">
            <text:p>36.25177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ilt-in qsort took</text:p>
          </table:table-cell>
          <table:table-cell office:value-type="float" office:value="57.26663">
            <text:p>57.26663</text:p>
          </table:table-cell>
          <table:table-cell office:value-type="float" office:value="57.726178">
            <text:p>57.726178</text:p>
          </table:table-cell>
          <table:table-cell/>
        </table:table-row>
        <table:table-row table:style-name="ro2">
          <table:table-cell office:value-type="string">
            <text:p>Thread Count</text:p>
          </table:table-cell>
          <table:table-cell office:value-type="float" office:value="1">
            <text:p>1</text:p>
          </table:table-cell>
          <table:table-cell office:value-type="string">
            <text:p>Sequential mergesort took</text:p>
          </table:table-cell>
          <table:table-cell office:value-type="float" office:value="36.640884">
            <text:p>36.640884</text:p>
          </table:table-cell>
          <table:table-cell office:value-type="float" office:value="35.467064">
            <text:p>35.46706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rallel mergesort took</text:p>
          </table:table-cell>
          <table:table-cell office:value-type="float" office:value="21.503674">
            <text:p>21.503674</text:p>
          </table:table-cell>
          <table:table-cell office:value-type="float" office:value="20.956253">
            <text:p>20.95625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ilt-in qsort took</text:p>
          </table:table-cell>
          <table:table-cell office:value-type="float" office:value="57.683215">
            <text:p>57.683215</text:p>
          </table:table-cell>
          <table:table-cell office:value-type="float" office:value="57.479663">
            <text:p>57.479663</text:p>
          </table:table-cell>
          <table:table-cell/>
        </table:table-row>
        <table:table-row table:style-name="ro2">
          <table:table-cell office:value-type="string">
            <text:p>Thread Count</text:p>
          </table:table-cell>
          <table:table-cell office:value-type="float" office:value="2">
            <text:p>2</text:p>
          </table:table-cell>
          <table:table-cell office:value-type="string">
            <text:p>Sequential mergesort took</text:p>
          </table:table-cell>
          <table:table-cell office:value-type="float" office:value="36.580241">
            <text:p>36.580241</text:p>
          </table:table-cell>
          <table:table-cell office:value-type="float" office:value="35.477139">
            <text:p>35.47713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rallel mergesort took</text:p>
          </table:table-cell>
          <table:table-cell office:value-type="float" office:value="21.367865">
            <text:p>21.367865</text:p>
          </table:table-cell>
          <table:table-cell office:value-type="float" office:value="20.760145">
            <text:p>20.76014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ilt-in qsort took</text:p>
          </table:table-cell>
          <table:table-cell office:value-type="float" office:value="57.139137">
            <text:p>57.139137</text:p>
          </table:table-cell>
          <table:table-cell office:value-type="float" office:value="58.28849">
            <text:p>58.28849</text:p>
          </table:table-cell>
          <table:table-cell/>
        </table:table-row>
        <table:table-row table:style-name="ro2">
          <table:table-cell office:value-type="string">
            <text:p>Thread Count</text:p>
          </table:table-cell>
          <table:table-cell office:value-type="float" office:value="3">
            <text:p>3</text:p>
          </table:table-cell>
          <table:table-cell office:value-type="string">
            <text:p>Sequential mergesort took</text:p>
          </table:table-cell>
          <table:table-cell office:value-type="float" office:value="36.587523">
            <text:p>36.587523</text:p>
          </table:table-cell>
          <table:table-cell office:value-type="float" office:value="35.48729">
            <text:p>35.4872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rallel mergesort took</text:p>
          </table:table-cell>
          <table:table-cell office:value-type="float" office:value="21.68907">
            <text:p>21.68907</text:p>
          </table:table-cell>
          <table:table-cell office:value-type="float" office:value="21.221874">
            <text:p>21.22187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ilt-in qsort took</text:p>
          </table:table-cell>
          <table:table-cell office:value-type="float" office:value="58.196067">
            <text:p>58.196067</text:p>
          </table:table-cell>
          <table:table-cell office:value-type="float" office:value="57.788718">
            <text:p>57.788718</text:p>
          </table:table-cell>
          <table:table-cell/>
        </table:table-row>
        <table:table-row table:style-name="ro2">
          <table:table-cell office:value-type="string">
            <text:p>Thread Count</text:p>
          </table:table-cell>
          <table:table-cell office:value-type="float" office:value="4">
            <text:p>4</text:p>
          </table:table-cell>
          <table:table-cell office:value-type="string">
            <text:p>Sequential mergesort took</text:p>
          </table:table-cell>
          <table:table-cell office:value-type="float" office:value="36.543456">
            <text:p>36.543456</text:p>
          </table:table-cell>
          <table:table-cell office:value-type="float" office:value="35.544288">
            <text:p>35.54428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rallel mergesort took</text:p>
          </table:table-cell>
          <table:table-cell office:value-type="float" office:value="22.56628">
            <text:p>22.56628</text:p>
          </table:table-cell>
          <table:table-cell office:value-type="float" office:value="21.286179">
            <text:p>21.28617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ilt-in qsort took</text:p>
          </table:table-cell>
          <table:table-cell office:value-type="float" office:value="56.894226">
            <text:p>56.894226</text:p>
          </table:table-cell>
          <table:table-cell office:value-type="float" office:value="57.365446">
            <text:p>57.365446</text:p>
          </table:table-cell>
          <table:table-cell/>
        </table:table-row>
        <table:table-row table:style-name="ro2">
          <table:table-cell office:value-type="string">
            <text:p>Thread Count</text:p>
          </table:table-cell>
          <table:table-cell office:value-type="float" office:value="5">
            <text:p>5</text:p>
          </table:table-cell>
          <table:table-cell office:value-type="string">
            <text:p>Sequential mergesort took</text:p>
          </table:table-cell>
          <table:table-cell office:value-type="float" office:value="36.480723">
            <text:p>36.480723</text:p>
          </table:table-cell>
          <table:table-cell office:value-type="float" office:value="35.583098">
            <text:p>35.58309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rallel mergesort took</text:p>
          </table:table-cell>
          <table:table-cell office:value-type="float" office:value="22.351843">
            <text:p>22.351843</text:p>
          </table:table-cell>
          <table:table-cell office:value-type="float" office:value="21.913168">
            <text:p>21.91316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ilt-in qsort took</text:p>
          </table:table-cell>
          <table:table-cell office:value-type="float" office:value="57.56099">
            <text:p>57.56099</text:p>
          </table:table-cell>
          <table:table-cell office:value-type="float" office:value="57.349564">
            <text:p>57.349564</text:p>
          </table:table-cell>
          <table:table-cell/>
        </table:table-row>
        <table:table-row table:style-name="ro1" table:number-rows-repeated="69">
          <table:table-cell table:number-columns-repeated="6"/>
        </table:table-row>
        <table:table-row table:style-name="ro3">
          <table:table-cell/>
          <table:table-cell table:style-name="ce1" office:value-type="string" table:number-columns-spanned="2" table:number-rows-spanned="1">
            <text:p>Dir</text:p>
          </table:table-cell>
          <table:covered-table-cell/>
          <table:table-cell table:style-name="ce1" office:value-type="string" table:number-columns-spanned="2" table:number-rows-spanned="1">
            <text:p>Tb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core0</text:p>
          </table:table-cell>
          <table:table-cell office:value-type="string">
            <text:p>Core 1</text:p>
          </table:table-cell>
          <table:table-cell office:value-type="string">
            <text:p>core0</text:p>
          </table:table-cell>
          <table:table-cell office:value-type="string">
            <text:p>Core 1</text:p>
          </table:table-cell>
          <table:table-cell/>
        </table:table-row>
        <table:table-row table:style-name="ro1">
          <table:table-cell/>
          <table:table-cell office:value-type="float" office:value="1327">
            <text:p>1327</text:p>
          </table:table-cell>
          <table:table-cell office:value-type="float" office:value="1468">
            <text:p>1468</text:p>
          </table:table-cell>
          <table:table-cell office:value-type="float" office:value="1473">
            <text:p>1473</text:p>
          </table:table-cell>
          <table:table-cell office:value-type="float" office:value="1494">
            <text:p>149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74">
            <text:p>1174</text:p>
          </table:table-cell>
          <table:table-cell office:value-type="float" office:value="1134">
            <text:p>1134</text:p>
          </table:table-cell>
          <table:table-cell office:value-type="float" office:value="1177">
            <text:p>1177</text:p>
          </table:table-cell>
          <table:table-cell/>
        </table:table-row>
        <table:table-row table:style-name="ro1">
          <table:table-cell/>
          <table:table-cell office:value-type="float" office:value="1173">
            <text:p>1173</text:p>
          </table:table-cell>
          <table:table-cell office:value-type="float" office:value="1168">
            <text:p>1168</text:p>
          </table:table-cell>
          <table:table-cell office:value-type="float" office:value="1148">
            <text:p>1148</text:p>
          </table:table-cell>
          <table:table-cell office:value-type="float" office:value="1212">
            <text:p>1212</text:p>
          </table:table-cell>
          <table:table-cell/>
        </table:table-row>
        <table:table-row table:style-name="ro1">
          <table:table-cell/>
          <table:table-cell office:value-type="float" office:value="1173">
            <text:p>1173</text:p>
          </table:table-cell>
          <table:table-cell office:value-type="float" office:value="1168">
            <text:p>1168</text:p>
          </table:table-cell>
          <table:table-cell office:value-type="float" office:value="1806">
            <text:p>1806</text:p>
          </table:table-cell>
          <table:table-cell office:value-type="float" office:value="1739">
            <text:p>1739</text:p>
          </table:table-cell>
          <table:table-cell/>
        </table:table-row>
        <table:table-row table:style-name="ro1">
          <table:table-cell/>
          <table:table-cell office:value-type="float" office:value="1197">
            <text:p>1197</text:p>
          </table:table-cell>
          <table:table-cell office:value-type="float" office:value="1196">
            <text:p>1196</text:p>
          </table:table-cell>
          <table:table-cell office:value-type="float" office:value="1310">
            <text:p>1310</text:p>
          </table:table-cell>
          <table:table-cell office:value-type="float" office:value="1270">
            <text:p>1270</text:p>
          </table:table-cell>
          <table:table-cell/>
        </table:table-row>
        <table:table-row table:style-name="ro1">
          <table:table-cell/>
          <table:table-cell office:value-type="float" office:value="1197">
            <text:p>1197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71">
            <text:p>1271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3">
            <text:p>1143</text:p>
          </table:table-cell>
          <table:table-cell office:value-type="float" office:value="1254">
            <text:p>125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32">
            <text:p>1132</text:p>
          </table:table-cell>
          <table:table-cell office:value-type="float" office:value="1177">
            <text:p>1177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69">
            <text:p>1169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67">
            <text:p>1367</text:p>
          </table:table-cell>
          <table:table-cell office:value-type="float" office:value="1277">
            <text:p>1277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07">
            <text:p>1107</text:p>
          </table:table-cell>
          <table:table-cell office:value-type="float" office:value="1155">
            <text:p>115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2">
            <text:p>1112</text:p>
          </table:table-cell>
          <table:table-cell office:value-type="float" office:value="1848">
            <text:p>184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3">
            <text:p>1143</text:p>
          </table:table-cell>
          <table:table-cell office:value-type="float" office:value="1242">
            <text:p>124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36">
            <text:p>1136</text:p>
          </table:table-cell>
          <table:table-cell office:value-type="float" office:value="1232">
            <text:p>123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28">
            <text:p>1328</text:p>
          </table:table-cell>
          <table:table-cell office:value-type="float" office:value="1292">
            <text:p>129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5">
            <text:p>1305</text:p>
          </table:table-cell>
          <table:table-cell office:value-type="float" office:value="1271">
            <text:p>1271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1">
            <text:p>1161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456">
            <text:p>1456</text:p>
          </table:table-cell>
          <table:table-cell office:value-type="float" office:value="1905">
            <text:p>190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0">
            <text:p>1120</text:p>
          </table:table-cell>
          <table:table-cell office:value-type="float" office:value="1163">
            <text:p>1163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4">
            <text:p>1114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9">
            <text:p>1149</text:p>
          </table:table-cell>
          <table:table-cell office:value-type="float" office:value="1236">
            <text:p>1236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53">
            <text:p>1353</text:p>
          </table:table-cell>
          <table:table-cell office:value-type="float" office:value="1266">
            <text:p>1266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2">
            <text:p>1162</text:p>
          </table:table-cell>
          <table:table-cell office:value-type="float" office:value="1233">
            <text:p>1233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3">
            <text:p>1113</text:p>
          </table:table-cell>
          <table:table-cell office:value-type="float" office:value="1882">
            <text:p>18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74">
            <text:p>1174</text:p>
          </table:table-cell>
          <table:table-cell office:value-type="float" office:value="1290">
            <text:p>129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8">
            <text:p>1168</text:p>
          </table:table-cell>
          <table:table-cell office:value-type="float" office:value="1246">
            <text:p>1246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478">
            <text:p>1478</text:p>
          </table:table-cell>
          <table:table-cell office:value-type="float" office:value="1894">
            <text:p>189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69">
            <text:p>1169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2">
            <text:p>1112</text:p>
          </table:table-cell>
          <table:table-cell office:value-type="float" office:value="1155">
            <text:p>115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33">
            <text:p>1333</text:p>
          </table:table-cell>
          <table:table-cell office:value-type="float" office:value="1282">
            <text:p>128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66">
            <text:p>1166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28">
            <text:p>1128</text:p>
          </table:table-cell>
          <table:table-cell office:value-type="float" office:value="1170">
            <text:p>117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13">
            <text:p>1313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304">
            <text:p>1304</text:p>
          </table:table-cell>
          <table:table-cell office:value-type="float" office:value="1264">
            <text:p>1264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40">
            <text:p>1140</text:p>
          </table:table-cell>
          <table:table-cell office:value-type="float" office:value="1195">
            <text:p>1195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119">
            <text:p>1119</text:p>
          </table:table-cell>
          <table:table-cell office:value-type="float" office:value="1158">
            <text:p>1158</text:p>
          </table:table-cell>
          <table:table-cell/>
        </table:table-row>
        <table:table-row table:style-name="ro1">
          <table:table-cell/>
          <table:table-cell office:value-type="float" office:value="1188">
            <text:p>1188</text:p>
          </table:table-cell>
          <table:table-cell office:value-type="float" office:value="1196">
            <text:p>1196</text:p>
          </table:table-cell>
          <table:table-cell office:value-type="float" office:value="1246">
            <text:p>1246</text:p>
          </table:table-cell>
          <table:table-cell office:value-type="float" office:value="1258">
            <text:p>1258</text:p>
          </table:table-cell>
          <table:table-cell/>
        </table:table-row>
        <table:table-row table:style-name="ro1">
          <table:table-cell/>
          <table:table-cell table:style-name="ce2" table:formula="of:=AVERAGE([.B135:.B678])" office:value-type="float" office:value="1188.23345588235">
            <text:p>1188.2334558824</text:p>
          </table:table-cell>
          <table:table-cell table:style-name="ce2" table:formula="of:=AVERAGE([.C135:.C678])" office:value-type="float" office:value="1196.35661764706">
            <text:p>1196.3566176471</text:p>
          </table:table-cell>
          <table:table-cell table:style-name="ce4" table:formula="of:=AVERAGE([.D135:.D678])" office:value-type="float" office:value="1196.82536764706">
            <text:p>1196.8253676471</text:p>
          </table:table-cell>
          <table:table-cell table:style-name="ce4" table:formula="of:=AVERAGE([.E135:.E678])" office:value-type="float" office:value="1234.25183823529">
            <text:p>1234.2518382353</text:p>
          </table:table-cell>
          <table:table-cell/>
        </table:table-row>
        <table:table-row table:style-name="ro1">
          <table:table-cell/>
          <table:table-cell table:style-name="ce3" table:formula="of:=AVERAGE([.B679];[.C679])" office:value-type="float" office:value="1192.29503676471" table:number-columns-spanned="2" table:number-rows-spanned="1">
            <text:p>1192.2950367647</text:p>
          </table:table-cell>
          <table:covered-table-cell table:style-name="ce3"/>
          <table:table-cell table:style-name="ce3" table:formula="of:=AVERAGE([.D679];[.E679])" office:value-type="float" office:value="1215.53860294118" table:number-columns-spanned="2" table:number-rows-spanned="1">
            <text:p>1215.5386029412</text:p>
          </table:table-cell>
          <table:covered-table-cell/>
          <table:table-cell/>
        </table:table-row>
        <table:table-row table:style-name="ro1" table:number-rows-repeated="10478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8:02:00</meta:creation-date>
    <meta:editing-duration>PT16H42M55S</meta:editing-duration>
    <meta:editing-cycles>2</meta:editing-cycles>
    <meta:generator>LibreOffice/3.5$Linux_X86_64 LibreOffice_project/350m1$Build-2</meta:generator>
    <meta:initial-creator>Alan Mujumdar</meta:initial-creator>
    <dc:date>2016-04-29T11:00:09</dc:date>
    <dc:creator>Alan Mujumdar</dc:creator>
    <meta:document-statistic meta:table-count="3" meta:cell-count="23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531cm" svg:height="8.751cm" xlink:href=".." xlink:type="simple" chart:class="chart:line" chart:style-name="ch1">
        <chart:legend chart:legend-position="end" svg:x="27.811cm" svg:y="3.827cm" style:legend-expansion="high" chart:style-name="ch2"/>
        <chart:plot-area chart:style-name="ch3" table:cell-range-address="Sheet1.C45:Sheet1.E45 Sheet1.C47:Sheet1.E47 Sheet1.C50:Sheet1.E50 Sheet1.C53:Sheet1.E53 Sheet1.C56:Sheet1.E56 Sheet1.C59:Sheet1.E59 Sheet1.C62:Sheet1.E62 Sheet1.I56:Sheet1.I56" chart:data-source-has-labels="both" svg:x="1.06cm" svg:y="0.835cm" svg:width="25.531cm" svg:height="7.321cm">
          <chartooo:coordinate-region svg:x="2.833cm" svg:y="1.034cm" svg:width="21.984cm" svg:height="6.475cm"/>
          <chart:axis chart:dimension="x" chart:name="primary-x" chart:style-name="ch4" chartooo:axis-type="auto">
            <chartooo:date-scale/>
            <chart:categories table:cell-range-address="Sheet1.C47:Sheet1.C47 Sheet1.C50:Sheet1.C50 Sheet1.C53:Sheet1.C53 Sheet1.C56:Sheet1.C56 Sheet1.C59:Sheet1.C59 Sheet1.C62:Sheet1.C62 Sheet1.I56:Sheet1.I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7:Sheet1.D47 Sheet1.D50:Sheet1.D50 Sheet1.D53:Sheet1.D53 Sheet1.D56:Sheet1.D56 Sheet1.D59:Sheet1.D59 Sheet1.D62:Sheet1.D62" chart:label-cell-address="Sheet1.D45:Sheet1.D45" chart:class="chart:line">
            <chart:data-point chart:repeated="6"/>
          </chart:series>
          <chart:series chart:style-name="ch8" chart:values-cell-range-address="Sheet1.E47:Sheet1.E47 Sheet1.E50:Sheet1.E50 Sheet1.E53:Sheet1.E53 Sheet1.E56:Sheet1.E56 Sheet1.E59:Sheet1.E59 Sheet1.E62:Sheet1.E62" chart:label-cell-address="Sheet1.E45:Sheet1.E4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ory</text:p>
                <draw:g>
                  <svg:desc>Sheet1.D45:Sheet1.D45</svg:desc>
                </draw:g>
              </table:table-cell>
              <table:table-cell office:value-type="string">
                <text:p>Self-inv</text:p>
                <draw:g>
                  <svg:desc>Sheet1.E45:Sheet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 mergesort took</text:p>
                <draw:g>
                  <svg:desc>Sheet1.C47:Sheet1.C47 Sheet1.C50:Sheet1.C50 Sheet1.C53:Sheet1.C53 Sheet1.C56:Sheet1.C56 Sheet1.C59:Sheet1.C59 Sheet1.C62:Sheet1.C62 Sheet1.I56:Sheet1.I56</svg:desc>
                </draw:g>
              </table:table-cell>
              <table:table-cell office:value-type="float" office:value="37.149525">
                <text:p>37.149525</text:p>
                <draw:g>
                  <svg:desc>Sheet1.D47:Sheet1.D47 Sheet1.D50:Sheet1.D50 Sheet1.D53:Sheet1.D53 Sheet1.D56:Sheet1.D56 Sheet1.D59:Sheet1.D59 Sheet1.D62:Sheet1.D62</svg:desc>
                </draw:g>
              </table:table-cell>
              <table:table-cell office:value-type="float" office:value="36.251776">
                <text:p>36.251776</text:p>
                <draw:g>
                  <svg:desc>Sheet1.E47:Sheet1.E47 Sheet1.E50:Sheet1.E50 Sheet1.E53:Sheet1.E53 Sheet1.E56:Sheet1.E56 Sheet1.E59:Sheet1.E59 Sheet1.E62:Sheet1.E62</svg:desc>
                </draw:g>
              </table:table-cell>
            </table:table-row>
            <table:table-row>
              <table:table-cell office:value-type="string">
                <text:p>Parallel mergesort took</text:p>
              </table:table-cell>
              <table:table-cell office:value-type="float" office:value="21.503674">
                <text:p>21.503674</text:p>
              </table:table-cell>
              <table:table-cell office:value-type="float" office:value="20.956253">
                <text:p>20.956253</text:p>
              </table:table-cell>
            </table:table-row>
            <table:table-row>
              <table:table-cell office:value-type="string">
                <text:p>Parallel mergesort took</text:p>
              </table:table-cell>
              <table:table-cell office:value-type="float" office:value="21.367865">
                <text:p>21.367865</text:p>
              </table:table-cell>
              <table:table-cell office:value-type="float" office:value="20.760145">
                <text:p>20.760145</text:p>
              </table:table-cell>
            </table:table-row>
            <table:table-row>
              <table:table-cell office:value-type="string">
                <text:p>Parallel mergesort took</text:p>
              </table:table-cell>
              <table:table-cell office:value-type="float" office:value="21.68907">
                <text:p>21.68907</text:p>
              </table:table-cell>
              <table:table-cell office:value-type="float" office:value="21.221874">
                <text:p>21.221874</text:p>
              </table:table-cell>
            </table:table-row>
            <table:table-row>
              <table:table-cell office:value-type="string">
                <text:p>Parallel mergesort took</text:p>
              </table:table-cell>
              <table:table-cell office:value-type="float" office:value="22.56628">
                <text:p>22.56628</text:p>
              </table:table-cell>
              <table:table-cell office:value-type="float" office:value="21.286179">
                <text:p>21.286179</text:p>
              </table:table-cell>
            </table:table-row>
            <table:table-row>
              <table:table-cell office:value-type="string">
                <text:p>Parallel mergesort took</text:p>
              </table:table-cell>
              <table:table-cell office:value-type="float" office:value="22.351843">
                <text:p>22.351843</text:p>
              </table:table-cell>
              <table:table-cell office:value-type="float" office:value="21.913168">
                <text:p>21.913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58cm" svg:height="8.573cm" xlink:href=".." xlink:type="simple" chart:class="chart:line" chart:style-name="ch1">
        <chart:legend chart:legend-position="end" svg:x="27.738cm" svg:y="3.738cm" style:legend-expansion="high" chart:style-name="ch2"/>
        <chart:plot-area chart:style-name="ch3" table:cell-range-address="Sheet1.C45:Sheet1.E46 Sheet1.C49:Sheet1.E49 Sheet1.C52:Sheet1.E52 Sheet1.C55:Sheet1.E55 Sheet1.C58:Sheet1.E58 Sheet1.C61:Sheet1.E61" chart:data-source-has-labels="both" svg:x="1.059cm" svg:y="0.819cm" svg:width="25.461cm" svg:height="7.163cm">
          <chartooo:coordinate-region svg:x="3.07cm" svg:y="1.018cm" svg:width="21.437cm" svg:height="6.317cm"/>
          <chart:axis chart:dimension="x" chart:name="primary-x" chart:style-name="ch4" chartooo:axis-type="auto">
            <chartooo:date-scale/>
            <chart:categories table:cell-range-address="Sheet1.C46:Sheet1.C46 Sheet1.C49:Sheet1.C49 Sheet1.C52:Sheet1.C52 Sheet1.C55:Sheet1.C55 Sheet1.C58:Sheet1.C58 Sheet1.C61:Sheet1.C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6:Sheet1.D46 Sheet1.D49:Sheet1.D49 Sheet1.D52:Sheet1.D52 Sheet1.D55:Sheet1.D55 Sheet1.D58:Sheet1.D58 Sheet1.D61:Sheet1.D61" chart:label-cell-address="Sheet1.D45:Sheet1.D45" chart:class="chart:line">
            <chart:data-point chart:repeated="6"/>
          </chart:series>
          <chart:series chart:style-name="ch8" chart:values-cell-range-address="Sheet1.E46:Sheet1.E46 Sheet1.E49:Sheet1.E49 Sheet1.E52:Sheet1.E52 Sheet1.E55:Sheet1.E55 Sheet1.E58:Sheet1.E58 Sheet1.E61:Sheet1.E61" chart:label-cell-address="Sheet1.E45:Sheet1.E4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ory</text:p>
                <draw:g>
                  <svg:desc>Sheet1.D45:Sheet1.D45</svg:desc>
                </draw:g>
              </table:table-cell>
              <table:table-cell office:value-type="string">
                <text:p>Self-inv</text:p>
                <draw:g>
                  <svg:desc>Sheet1.E45:Sheet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uential mergesort took</text:p>
                <draw:g>
                  <svg:desc>Sheet1.C46:Sheet1.C46 Sheet1.C49:Sheet1.C49 Sheet1.C52:Sheet1.C52 Sheet1.C55:Sheet1.C55 Sheet1.C58:Sheet1.C58 Sheet1.C61:Sheet1.C61</svg:desc>
                </draw:g>
              </table:table-cell>
              <table:table-cell office:value-type="float" office:value="36.502085">
                <text:p>36.502085</text:p>
                <draw:g>
                  <svg:desc>Sheet1.D46:Sheet1.D46 Sheet1.D49:Sheet1.D49 Sheet1.D52:Sheet1.D52 Sheet1.D55:Sheet1.D55 Sheet1.D58:Sheet1.D58 Sheet1.D61:Sheet1.D61</svg:desc>
                </draw:g>
              </table:table-cell>
              <table:table-cell office:value-type="float" office:value="35.476656">
                <text:p>35.476656</text:p>
                <draw:g>
                  <svg:desc>Sheet1.E46:Sheet1.E46 Sheet1.E49:Sheet1.E49 Sheet1.E52:Sheet1.E52 Sheet1.E55:Sheet1.E55 Sheet1.E58:Sheet1.E58 Sheet1.E61:Sheet1.E61</svg:desc>
                </draw:g>
              </table:table-cell>
            </table:table-row>
            <table:table-row>
              <table:table-cell office:value-type="string">
                <text:p>Sequential mergesort took</text:p>
              </table:table-cell>
              <table:table-cell office:value-type="float" office:value="36.640884">
                <text:p>36.640884</text:p>
              </table:table-cell>
              <table:table-cell office:value-type="float" office:value="35.467064">
                <text:p>35.467064</text:p>
              </table:table-cell>
            </table:table-row>
            <table:table-row>
              <table:table-cell office:value-type="string">
                <text:p>Sequential mergesort took</text:p>
              </table:table-cell>
              <table:table-cell office:value-type="float" office:value="36.580241">
                <text:p>36.580241</text:p>
              </table:table-cell>
              <table:table-cell office:value-type="float" office:value="35.477139">
                <text:p>35.477139</text:p>
              </table:table-cell>
            </table:table-row>
            <table:table-row>
              <table:table-cell office:value-type="string">
                <text:p>Sequential mergesort took</text:p>
              </table:table-cell>
              <table:table-cell office:value-type="float" office:value="36.587523">
                <text:p>36.587523</text:p>
              </table:table-cell>
              <table:table-cell office:value-type="float" office:value="35.48729">
                <text:p>35.48729</text:p>
              </table:table-cell>
            </table:table-row>
            <table:table-row>
              <table:table-cell office:value-type="string">
                <text:p>Sequential mergesort took</text:p>
              </table:table-cell>
              <table:table-cell office:value-type="float" office:value="36.543456">
                <text:p>36.543456</text:p>
              </table:table-cell>
              <table:table-cell office:value-type="float" office:value="35.544288">
                <text:p>35.544288</text:p>
              </table:table-cell>
            </table:table-row>
            <table:table-row>
              <table:table-cell office:value-type="string">
                <text:p>Sequential mergesort took</text:p>
              </table:table-cell>
              <table:table-cell office:value-type="float" office:value="36.480723">
                <text:p>36.480723</text:p>
              </table:table-cell>
              <table:table-cell office:value-type="float" office:value="35.583098">
                <text:p>35.583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59cm" svg:height="9.035cm" xlink:href=".." xlink:type="simple" chart:class="chart:line" chart:style-name="ch1">
        <chart:legend chart:legend-position="end" svg:x="27.739cm" svg:y="3.969cm" style:legend-expansion="high" chart:style-name="ch2"/>
        <chart:plot-area chart:style-name="ch3" table:cell-range-address="Sheet1.C45:Sheet1.E45 Sheet1.C48:Sheet1.E48 Sheet1.C51:Sheet1.E51 Sheet1.C54:Sheet1.E54 Sheet1.C57:Sheet1.E57 Sheet1.C60:Sheet1.E60 Sheet1.C63:Sheet1.E63" chart:data-source-has-labels="both" svg:x="1.059cm" svg:y="0.855cm" svg:width="25.462cm" svg:height="7.58cm">
          <chartooo:coordinate-region svg:x="2.409cm" svg:y="1.054cm" svg:width="22.762cm" svg:height="6.734cm"/>
          <chart:axis chart:dimension="x" chart:name="primary-x" chart:style-name="ch4" chartooo:axis-type="auto">
            <chartooo:date-scale/>
            <chart:categories table:cell-range-address="Sheet1.C48:Sheet1.C48 Sheet1.C51:Sheet1.C51 Sheet1.C54:Sheet1.C54 Sheet1.C57:Sheet1.C57 Sheet1.C60:Sheet1.C60 Sheet1.C63:Sheet1.C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8:Sheet1.D48 Sheet1.D51:Sheet1.D51 Sheet1.D54:Sheet1.D54 Sheet1.D57:Sheet1.D57 Sheet1.D60:Sheet1.D60 Sheet1.D63:Sheet1.D63" chart:label-cell-address="Sheet1.D45:Sheet1.D45" chart:class="chart:line">
            <chart:data-point chart:repeated="6"/>
          </chart:series>
          <chart:series chart:style-name="ch8" chart:values-cell-range-address="Sheet1.E48:Sheet1.E48 Sheet1.E51:Sheet1.E51 Sheet1.E54:Sheet1.E54 Sheet1.E57:Sheet1.E57 Sheet1.E60:Sheet1.E60 Sheet1.E63:Sheet1.E63" chart:label-cell-address="Sheet1.E45:Sheet1.E4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ory</text:p>
                <draw:g>
                  <svg:desc>Sheet1.D45:Sheet1.D45</svg:desc>
                </draw:g>
              </table:table-cell>
              <table:table-cell office:value-type="string">
                <text:p>Self-inv</text:p>
                <draw:g>
                  <svg:desc>Sheet1.E45:Sheet1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ilt-in qsort took</text:p>
                <draw:g>
                  <svg:desc>Sheet1.C48:Sheet1.C48 Sheet1.C51:Sheet1.C51 Sheet1.C54:Sheet1.C54 Sheet1.C57:Sheet1.C57 Sheet1.C60:Sheet1.C60 Sheet1.C63:Sheet1.C63</svg:desc>
                </draw:g>
              </table:table-cell>
              <table:table-cell office:value-type="float" office:value="57.26663">
                <text:p>57.26663</text:p>
                <draw:g>
                  <svg:desc>Sheet1.D48:Sheet1.D48 Sheet1.D51:Sheet1.D51 Sheet1.D54:Sheet1.D54 Sheet1.D57:Sheet1.D57 Sheet1.D60:Sheet1.D60 Sheet1.D63:Sheet1.D63</svg:desc>
                </draw:g>
              </table:table-cell>
              <table:table-cell office:value-type="float" office:value="57.726178">
                <text:p>57.726178</text:p>
                <draw:g>
                  <svg:desc>Sheet1.E48:Sheet1.E48 Sheet1.E51:Sheet1.E51 Sheet1.E54:Sheet1.E54 Sheet1.E57:Sheet1.E57 Sheet1.E60:Sheet1.E60 Sheet1.E63:Sheet1.E63</svg:desc>
                </draw:g>
              </table:table-cell>
            </table:table-row>
            <table:table-row>
              <table:table-cell office:value-type="string">
                <text:p>Built-in qsort took</text:p>
              </table:table-cell>
              <table:table-cell office:value-type="float" office:value="57.683215">
                <text:p>57.683215</text:p>
              </table:table-cell>
              <table:table-cell office:value-type="float" office:value="57.479663">
                <text:p>57.479663</text:p>
              </table:table-cell>
            </table:table-row>
            <table:table-row>
              <table:table-cell office:value-type="string">
                <text:p>Built-in qsort took</text:p>
              </table:table-cell>
              <table:table-cell office:value-type="float" office:value="57.139137">
                <text:p>57.139137</text:p>
              </table:table-cell>
              <table:table-cell office:value-type="float" office:value="58.28849">
                <text:p>58.28849</text:p>
              </table:table-cell>
            </table:table-row>
            <table:table-row>
              <table:table-cell office:value-type="string">
                <text:p>Built-in qsort took</text:p>
              </table:table-cell>
              <table:table-cell office:value-type="float" office:value="58.196067">
                <text:p>58.196067</text:p>
              </table:table-cell>
              <table:table-cell office:value-type="float" office:value="57.788718">
                <text:p>57.788718</text:p>
              </table:table-cell>
            </table:table-row>
            <table:table-row>
              <table:table-cell office:value-type="string">
                <text:p>Built-in qsort took</text:p>
              </table:table-cell>
              <table:table-cell office:value-type="float" office:value="56.894226">
                <text:p>56.894226</text:p>
              </table:table-cell>
              <table:table-cell office:value-type="float" office:value="57.365446">
                <text:p>57.365446</text:p>
              </table:table-cell>
            </table:table-row>
            <table:table-row>
              <table:table-cell office:value-type="string">
                <text:p>Built-in qsort took</text:p>
              </table:table-cell>
              <table:table-cell office:value-type="float" office:value="57.56099">
                <text:p>57.56099</text:p>
              </table:table-cell>
              <table:table-cell office:value-type="float" office:value="57.349564">
                <text:p>57.349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1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1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635cm" svg:height="35.343cm" xlink:href=".." xlink:type="simple" chart:class="chart:line" chart:style-name="ch1">
        <chart:legend chart:legend-position="end" svg:x="34.597cm" svg:y="16.625cm" style:legend-expansion="high" chart:style-name="ch2"/>
        <chart:plot-area chart:style-name="ch3" table:cell-range-address="Sheet1.B130:Sheet1.E233" chart:data-source-has-labels="row" svg:x="1.202cm" svg:y="2.959cm" svg:width="31.891cm" svg:height="31.258cm">
          <chartooo:coordinate-region svg:x="2.194cm" svg:y="3.158cm" svg:width="30.899cm" svg:height="30.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5:Sheet1.B233" chart:label-cell-address="Sheet1.B130:Sheet1.B134" chart:class="chart:line">
            <chart:data-point chart:repeated="99"/>
          </chart:series>
          <chart:series chart:style-name="ch8" chart:values-cell-range-address="Sheet1.C135:Sheet1.C233" chart:label-cell-address="Sheet1.C130:Sheet1.C134" chart:class="chart:line">
            <chart:data-point chart:repeated="99"/>
          </chart:series>
          <chart:series chart:style-name="ch9" chart:values-cell-range-address="Sheet1.D135:Sheet1.D233" chart:label-cell-address="Sheet1.D130:Sheet1.D134" chart:class="chart:line">
            <chart:data-point chart:repeated="99"/>
          </chart:series>
          <chart:series chart:style-name="ch10" chart:values-cell-range-address="Sheet1.E135:Sheet1.E233" chart:label-cell-address="Sheet1.E130:Sheet1.E134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 core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Dir</text:p>
                  </text:list-item>
                  <text:list-item>
                    <text:p>core0</text:p>
                  </text:list-item>
                </text:list>
                <draw:g>
                  <svg:desc>Sheet1.B130:Sheet1.B134</svg:desc>
                </draw:g>
              </table:table-cell>
              <table:table-cell office:value-type="string">
                <text:p>Core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Core 1</text:p>
                  </text:list-item>
                </text:list>
                <draw:g>
                  <svg:desc>Sheet1.C130:Sheet1.C134</svg:desc>
                </draw:g>
              </table:table-cell>
              <table:table-cell office:value-type="string">
                <text:p>Tb core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b</text:p>
                  </text:list-item>
                  <text:list-item>
                    <text:p>core0</text:p>
                  </text:list-item>
                </text:list>
                <draw:g>
                  <svg:desc>Sheet1.D130:Sheet1.D134</svg:desc>
                </draw:g>
              </table:table-cell>
              <table:table-cell office:value-type="string">
                <text:p>Core 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Core 1</text:p>
                  </text:list-item>
                </text:list>
                <draw:g>
                  <svg:desc>Sheet1.E130:Sheet1.E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7">
                <text:p>1327</text:p>
                <draw:g>
                  <svg:desc>Sheet1.B135:Sheet1.B233</svg:desc>
                </draw:g>
              </table:table-cell>
              <table:table-cell office:value-type="float" office:value="1468">
                <text:p>1468</text:p>
                <draw:g>
                  <svg:desc>Sheet1.C135:Sheet1.C233</svg:desc>
                </draw:g>
              </table:table-cell>
              <table:table-cell office:value-type="float" office:value="1473">
                <text:p>1473</text:p>
                <draw:g>
                  <svg:desc>Sheet1.D135:Sheet1.D233</svg:desc>
                </draw:g>
              </table:table-cell>
              <table:table-cell office:value-type="float" office:value="1494">
                <text:p>1494</text:p>
                <draw:g>
                  <svg:desc>Sheet1.E135:Sheet1.E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8">
                <text:p>1188</text:p>
              </table:table-cell>
              <table:table-cell office:value-type="float" office:value="1174">
                <text:p>1174</text:p>
              </table:table-cell>
              <table:table-cell office:value-type="float" office:value="1134">
                <text:p>1134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48">
                <text:p>114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806">
                <text:p>180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7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310">
                <text:p>131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7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3">
                <text:p>114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32">
                <text:p>1132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67">
                <text:p>136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07">
                <text:p>110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2">
                <text:p>1112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3">
                <text:p>1143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36">
                <text:p>113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28">
                <text:p>132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05">
                <text:p>130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1">
                <text:p>116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456">
                <text:p>1456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0">
                <text:p>112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4">
                <text:p>111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9">
                <text:p>114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04">
                <text:p>130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04">
                <text:p>130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33">
                <text:p>133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33">
                <text:p>133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04">
                <text:p>130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33">
                <text:p>133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04">
                <text:p>130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33">
                <text:p>133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04">
                <text:p>130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19">
                <text:p>111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246">
                <text:p>124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8">
                <text:p>1188</text:p>
              </table:table-cell>
              <table:table-cell office:value-type="float" office:value="1196">
                <text:p>1196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